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f3950" officeooo:paragraph-rsid="001f7d3d" style:font-weight-asian="normal" style:font-weight-complex="normal"/>
    </style:style>
    <style:style style:name="P2" style:family="paragraph" style:parent-style-name="Standard">
      <style:text-properties style:font-name="FreeMono" fo:font-weight="bold" officeooo:rsid="001f3950" officeooo:paragraph-rsid="001f3950" style:font-weight-asian="bold" style:font-weight-complex="bold"/>
    </style:style>
    <style:style style:name="P3" style:family="paragraph" style:parent-style-name="Standard">
      <style:text-properties style:font-name="FreeMono" fo:font-weight="normal" officeooo:rsid="001f3950" officeooo:paragraph-rsid="001f3950" style:font-weight-asian="normal" style:font-weight-complex="normal"/>
    </style:style>
    <style:style style:name="P4" style:family="paragraph" style:parent-style-name="Standard">
      <style:text-properties style:font-name="FreeMono" fo:font-weight="normal" officeooo:rsid="001f3950" officeooo:paragraph-rsid="001f7d3d" style:font-weight-asian="normal" style:font-weight-complex="normal"/>
    </style:style>
    <style:style style:name="P5" style:family="paragraph" style:parent-style-name="Standard">
      <style:text-properties style:font-name="FreeMono" fo:font-weight="normal" officeooo:rsid="002204ca" officeooo:paragraph-rsid="002204ca" style:font-weight-asian="normal" style:font-weight-complex="normal"/>
    </style:style>
    <style:style style:name="P6" style:family="paragraph" style:parent-style-name="Standard">
      <style:text-properties style:font-name="FreeMono" fo:font-weight="normal" officeooo:rsid="002204ca" officeooo:paragraph-rsid="0038a438" style:font-weight-asian="normal" style:font-weight-complex="normal"/>
    </style:style>
    <style:style style:name="P7" style:family="paragraph" style:parent-style-name="Standard">
      <style:text-properties style:font-name="FreeMono" fo:font-weight="normal" officeooo:rsid="00226b67" officeooo:paragraph-rsid="00226b67" style:font-weight-asian="normal" style:font-weight-complex="normal"/>
    </style:style>
    <style:style style:name="P8" style:family="paragraph" style:parent-style-name="Standard">
      <style:text-properties style:font-name="FreeMono" fo:font-weight="normal" officeooo:rsid="002422ca" officeooo:paragraph-rsid="002422ca" style:font-weight-asian="normal" style:font-weight-complex="normal"/>
    </style:style>
    <style:style style:name="P9" style:family="paragraph" style:parent-style-name="Standard">
      <style:text-properties style:font-name="FreeMono" style:text-underline-style="solid" style:text-underline-width="auto" style:text-underline-color="font-color"/>
    </style:style>
    <style:style style:name="P10" style:family="paragraph" style:parent-style-name="Standard">
      <style:text-properties style:font-name="FreeMono" style:text-underline-style="solid" style:text-underline-width="auto" style:text-underline-color="font-color" fo:font-weight="bold" officeooo:rsid="001f3950" officeooo:paragraph-rsid="001f3950" style:font-weight-asian="bold" style:font-weight-complex="bold"/>
    </style:style>
    <style:style style:name="P11" style:family="paragraph" style:parent-style-name="Standard" style:list-style-name="L1">
      <style:paragraph-properties fo:line-height="100%"/>
      <style:text-properties style:font-name="FreeMono" fo:font-weight="normal" officeooo:rsid="00226b67" officeooo:paragraph-rsid="002b057e" style:font-weight-asian="normal" style:font-weight-complex="normal"/>
    </style:style>
    <style:style style:name="P12" style:family="paragraph" style:parent-style-name="Standard" style:list-style-name="L1">
      <style:paragraph-properties fo:line-height="100%"/>
      <style:text-properties style:font-name="FreeMono" fo:font-weight="normal" officeooo:rsid="00226b67" officeooo:paragraph-rsid="002c4d9d" style:font-weight-asian="normal" style:font-weight-complex="normal"/>
    </style:style>
    <style:style style:name="P13" style:family="paragraph" style:parent-style-name="Standard" style:list-style-name="L1">
      <style:paragraph-properties fo:line-height="100%"/>
      <style:text-properties style:font-name="FreeMono" fo:font-weight="normal" officeooo:rsid="00226b67" officeooo:paragraph-rsid="002d8ad9" style:font-weight-asian="normal" style:font-weight-complex="normal"/>
    </style:style>
    <style:style style:name="P14" style:family="paragraph" style:parent-style-name="Standard" style:list-style-name="L1">
      <style:paragraph-properties fo:line-height="100%"/>
      <style:text-properties style:font-name="FreeMono" fo:font-weight="normal" officeooo:rsid="00226b67" officeooo:paragraph-rsid="00226b67" style:font-weight-asian="normal" style:font-weight-complex="normal"/>
    </style:style>
    <style:style style:name="T1" style:family="text">
      <style:text-properties officeooo:rsid="002422ca"/>
    </style:style>
    <style:style style:name="T2" style:family="text">
      <style:text-properties style:font-name="FreeMono"/>
    </style:style>
    <style:style style:name="T3" style:family="text">
      <style:text-properties style:font-name="FreeMono" officeooo:rsid="001f7d3d"/>
    </style:style>
    <style:style style:name="T4" style:family="text">
      <style:text-properties style:font-name="FreeMono" officeooo:rsid="002e3fc1"/>
    </style:style>
    <style:style style:name="T5" style:family="text">
      <style:text-properties style:font-name="FreeMono" officeooo:rsid="0030e242"/>
    </style:style>
    <style:style style:name="T6" style:family="text">
      <style:text-properties fo:font-weight="bold" style:font-weight-asian="bold" style:font-weight-complex="bold"/>
    </style:style>
    <style:style style:name="T7" style:family="text">
      <style:text-properties fo:font-weight="bold" officeooo:rsid="001f3950" style:font-weight-asian="bold" style:font-weight-complex="bold"/>
    </style:style>
    <style:style style:name="T8" style:family="text">
      <style:text-properties fo:font-weight="bold" officeooo:rsid="0028b722" style:font-weight-asian="bold" style:font-weight-complex="bold"/>
    </style:style>
    <style:style style:name="T9" style:family="text">
      <style:text-properties fo:font-weight="bold" officeooo:rsid="0038a438" style:font-weight-asian="bold" style:font-weight-complex="bold"/>
    </style:style>
    <style:style style:name="T10" style:family="text">
      <style:text-properties fo:font-weight="normal" officeooo:rsid="002422ca" style:font-weight-asian="normal" style:font-weight-complex="normal"/>
    </style:style>
    <style:style style:name="T11" style:family="text">
      <style:text-properties fo:font-weight="normal" officeooo:rsid="0028a1cb"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2422ca" style:font-style-asian="italic" style:font-weight-asian="bold" style:font-style-complex="italic" style:font-weight-complex="bold"/>
    </style:style>
    <style:style style:name="T14" style:family="text">
      <style:text-properties fo:font-style="italic" fo:font-weight="bold" officeooo:rsid="00262998"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243ba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15f1e"/>
    </style:style>
    <style:style style:name="T19" style:family="text">
      <style:text-properties officeooo:rsid="003039d9"/>
    </style:style>
    <style:style style:name="T20" style:family="text">
      <style:text-properties officeooo:rsid="003349d2"/>
    </style:style>
    <style:style style:name="T21" style:family="text">
      <style:text-properties officeooo:rsid="0035ab00"/>
    </style:style>
    <style:style style:name="T22" style:family="text">
      <style:text-properties fo:font-style="normal" officeooo:rsid="0035ab00" style:font-style-asian="normal" style:font-style-complex="normal"/>
    </style:style>
    <style:style style:name="T23" style:family="text">
      <style:text-properties officeooo:rsid="0038a4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Project </text:span><text:span text:style-name="T6">Tit</text:span><text:span text:style-name="T7">le:</text:span></text:p>
      <text:p text:style-name="P3">OpenZ</text:p>
      <text:p text:style-name="P3"/>
      <text:p text:style-name="P10">Team Name:</text:p>
      <text:p text:style-name="P8">HnB Enterprises</text:p>
      <text:p text:style-name="P3"/>
      <text:p text:style-name="P10">Team Members:</text:p>
      <text:p text:style-name="P1"><text:span text:style-name="T2">Alyssa Abram<text:tab/><text:tab/><text:tab/></text:span><text:a xlink:type="simple" xlink:href="mailto:axa468@psu.edu" text:style-name="Internet_20_link" text:visited-style-name="Visited_20_Internet_20_Link"><text:span text:style-name="T2">axa468@psu.edu</text:span></text:a><text:span text:style-name="T2"><text:tab/><text:tab/><text:tab/>(717) 645-5613</text:span></text:p>
      <text:p text:style-name="P1"><text:span text:style-name="T2">Joshua Bonner<text:tab/><text:tab/><text:tab/></text:span><text:a xlink:type="simple" xlink:href="mailto:jbb5882@psu.edu" text:style-name="Internet_20_link" text:visited-style-name="Visited_20_Internet_20_Link"><text:span text:style-name="T2">jbb5882@psu.edu</text:span></text:a><text:span text:style-name="T2"><text:tab/><text:tab/>(717) 377-6436</text:span></text:p>
      <text:p text:style-name="P1"><text:span text:style-name="T2">Richard Bowser<text:tab/><text:tab/><text:tab/></text:span><text:a xlink:type="simple" xlink:href="mailto:rjb5972@psu.edu" text:style-name="Internet_20_link" text:visited-style-name="Visited_20_Internet_20_Link"><text:span text:style-name="T2">rjb5972@psu.edu</text:span></text:a><text:span text:style-name="T2"><text:tab/><text:tab/>(484) 369-1308</text:span></text:p>
      <text:p text:style-name="P1"><text:span text:style-name="T2">Jonathan Edsell<text:tab/><text:tab/></text:span><text:a xlink:type="simple" xlink:href="mailto:jxe5218@psu.edu" text:style-name="Internet_20_link" text:visited-style-name="Visited_20_Internet_20_Link"><text:span text:style-name="T2">j</text:span></text:a><text:a xlink:type="simple" xlink:href="mailto:jxe5218@psu.edu" text:style-name="Internet_20_link" text:visited-style-name="Visited_20_Internet_20_Link"><text:span text:style-name="T3">x</text:span></text:a><text:a xlink:type="simple" xlink:href="mailto:jxe5218@psu.edu" text:style-name="Internet_20_link" text:visited-style-name="Visited_20_Internet_20_Link"><text:span text:style-name="T2">e</text:span></text:a><text:a xlink:type="simple" xlink:href="mailto:jxe5218@psu.edu" text:style-name="Internet_20_link" text:visited-style-name="Visited_20_Internet_20_Link"><text:span text:style-name="T3">5218@psu.edu</text:span></text:a><text:span text:style-name="T2"><text:tab/><text:tab/>(717) </text:span><text:span text:style-name="T5">805-3702</text:span></text:p>
      <text:p text:style-name="P1"><text:span text:style-name="T2">Jacob Gallucci<text:tab/><text:tab/><text:tab/></text:span><text:a xlink:type="simple" xlink:href="mailto:jag6234@psu.edu" text:style-name="Internet_20_link" text:visited-style-name="Visited_20_Internet_20_Link"><text:span text:style-name="T2">j</text:span></text:a><text:a xlink:type="simple" xlink:href="mailto:jag6234@psu.edu" text:style-name="Internet_20_link" text:visited-style-name="Visited_20_Internet_20_Link"><text:span text:style-name="T3">a</text:span></text:a><text:a xlink:type="simple" xlink:href="mailto:jag6234@psu.edu" text:style-name="Internet_20_link" text:visited-style-name="Visited_20_Internet_20_Link"><text:span text:style-name="T2">g</text:span></text:a><text:a xlink:type="simple" xlink:href="mailto:jag6234@psu.edu" text:style-name="Internet_20_link" text:visited-style-name="Visited_20_Internet_20_Link"><text:span text:style-name="T3">6234@psu.edu</text:span></text:a><text:span text:style-name="T2"><text:tab/><text:tab/>(717) </text:span><text:span text:style-name="T4">514-0251</text:span></text:p>
      <text:p text:style-name="P1"><text:span text:style-name="T2">Ariel Rupp<text:tab/><text:tab/><text:tab/><text:tab/></text:span><text:a xlink:type="simple" xlink:href="mailto:awr5257@psu.edu" text:style-name="Internet_20_link" text:visited-style-name="Visited_20_Internet_20_Link"><text:span text:style-name="T2">awr5257@psu.edu</text:span></text:a><text:span text:style-name="T2"><text:tab/><text:tab/>(717) 526-9906</text:span></text:p>
      <text:p text:style-name="P4"/>
      <text:p text:style-name="P10">Project Description:</text:p>
      <text:p text:style-name="P6">T<text:span text:style-name="T20">he goal of the project is t</text:span>o <text:span text:style-name="T19">develop and install</text:span> a <text:span text:style-name="T1">custom he</text:span>ad<text:span text:style-name="T1"> </text:span>unit<text:span text:style-name="T1"> </text:span>infotainment s<text:span text:style-name="T1">y</text:span>stem in a <text:span text:style-name="T16">motor vehicle</text:span>. This unit will include <text:span text:style-name="T1">l</text:span>ane <text:span text:style-name="T1">d</text:span>eparture <text:span text:style-name="T1">d</text:span>etection, <text:span text:style-name="T23">parking collision detection, GPS navigation</text:span>,<text:span text:style-name="T1"> system / vehicle diagnostic information,</text:span> and a music player. <text:span text:style-name="T23">Lane departure detection will use computer vision to determine when a car is departing from a lane and alert the driver through an auditory signal to correct their positioning in the lane. Parking collision detection will use sensors tho determine if the driver is at risk of colliding with a static object while parking and will also show a feed of what is behind the car while in reverse. GPS will be offline having locally stored maps to use turn by turn navigation with voice directions and options to avoid tolls and highways. The vehicle diagnostics will display internal data to the user such as diagnostics codes output along with data from sensors such as O2 sensor or internal temperature. The music player is to be able to play music from USB, internal memory, standard auxiliary input, or bluetooth from a phone and will have features of a visualizer and a tag reading which includes the tags: artist, album art, track name and number. The goal is to create an all-in-one system that will inform users of the condition of their vehicle so as to prevent mechanical failures which can lead to great bodily injury while in motion, while also providing real-time analysis on the road during travel. Included will also be the expected functionality of a standard head unit to include audio control and a visualizer. </text:span></text:p>
      <text:p text:style-name="P5"/>
      <text:p text:style-name="P10">Member Roles:</text:p>
      <text:list xml:id="list4002623761" text:style-name="L1">
        <text:list-item>
          <text:p text:style-name="P11"><text:span text:style-name="T12">Alyssa</text:span><text:span text:style-name="T13"> Abram</text:span><text:span text:style-name="T15">: </text:span><text:span text:style-name="T22">GPS Navigation, Documentation Quality Assurance, System Testing</text:span></text:p>
        </text:list-item>
        <text:list-item>
          <text:p text:style-name="P12"><text:span text:style-name="T12">Joshua</text:span><text:span text:style-name="T13"> Bonner</text:span>: <text:span text:style-name="T21">Raspberri PI/Arduino Hardware/Software Integration, Vehicle System Diagnostics</text:span> </text:p>
        </text:list-item>
        <text:list-item>
          <text:p text:style-name="P13"><text:span text:style-name="T12">Richard</text:span><text:span text:style-name="T13"> Bowser</text:span>: <text:span text:style-name="T21">Rasperri PI/Arduino Hardware/Software Integration, GPS Navigation</text:span></text:p>
        </text:list-item>
        <text:list-item>
          <text:p text:style-name="P14"><text:span text:style-name="T12">Jonathan</text:span><text:span text:style-name="T13"> Edse</text:span><text:span text:style-name="T14">l</text:span><text:span text:style-name="T13">l</text:span>: <text:span text:style-name="T21">GUI Developer, Audio Visualizer, System Testing</text:span></text:p>
        </text:list-item>
        <text:list-item>
          <text:p text:style-name="P11"><text:span text:style-name="T12">Jacob</text:span><text:span text:style-name="T13"> Gallucci</text:span>: <text:span text:style-name="T21">Computer Vision, Lane-Drift Detection, Collision Detection</text:span></text:p>
        </text:list-item>
        <text:list-item>
          <text:p text:style-name="P11"><text:span text:style-name="T12">Ariel</text:span><text:span text:style-name="T13"> Rupp</text:span>: <text:span text:style-name="T21">Music Player, System Testing, Algorithm Efficiency</text:span></text:p>
        </text:list-item>
      </text:list>
      <text:p text:style-name="P7"/>
      <text:p text:style-name="P2"><text:span text:style-name="T17">Project </text:span><text:span text:style-name="T18">Adviser</text:span><text:span text:style-name="T17">:</text:span><text:span text:style-name="T1"> </text:span><text:span text:style-name="T10">Dr. </text:span><text:span text:style-name="T11">Jeremy Blum</text:span></text:p>
      <text:p text:style-name="P3"/>
      <text:p text:style-name="P2"><text:span text:style-name="T17">Github Repository:</text:span><text:span text:style-name="T1"> </text:span><text:a xlink:type="simple" xlink:href="https://github.com/Joshua-Bonner/OpenZ" text:style-name="Internet_20_link" text:visited-style-name="Visited_20_Internet_20_Link"><text:span text:style-name="T10">https://github.com/Joshua-Bonner/OpenZ</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5:35:54.539891577</meta:creation-date>
    <dc:date>2020-01-19T19:47:21.724052742</dc:date>
    <meta:editing-duration>PT6H39M58S</meta:editing-duration>
    <meta:editing-cycles>26</meta:editing-cycles>
    <meta:generator>LibreOffice/6.0.7.3$Linux_X86_64 LibreOffice_project/00m0$Build-3</meta:generator>
    <meta:document-statistic meta:table-count="0" meta:image-count="0" meta:object-count="0" meta:page-count="1" meta:paragraph-count="22" meta:word-count="375" meta:character-count="2506" meta:non-whitespace-character-count="2138"/>
  </office:meta>
</office:document-meta>
</file>